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.1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8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office:value-type="string" calcext:value-type="string">
            <text:p>26ff</text:p>
          </table:table-cell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0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office:value-type="float" office:value="18.3" calcext:value-type="float">
            <text:p>18.3</text:p>
          </table:table-cell>
          <table:table-cell table:style-name="ce3" table:number-columns-repeated="15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Runder Tisch mit Anbietern von Robotermelkanlagen</text:p>
          </table:table-cell>
          <table:table-cell table:style-name="ce11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repeated="7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Anbieter betreffend verwendeter Fernwartungslösungen</text:p>
          </table:table-cell>
          <table:table-cell table:style-name="ce9"/>
          <table:table-cell table:style-name="ce2" office:value-type="string" calcext:value-type="string">
            <text:p>Themen, abhängig vom 18.3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3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jektplan ATDA-ASR (1. Entwurf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put der AG ZT DL zum Projektpla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4"/>
          <table:table-cell table:style-name="ce7"/>
          <table:table-cell table:style-name="ce3" table:number-columns-repeated="4"/>
          <table:table-cell table:style-name="ce8"/>
          <table:table-cell table:style-name="ce7"/>
          <table:table-cell table:style-name="ce3" table:number-columns-repeated="14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Umsetzung von Feedback zum 1. Entwurf des Projektplans ATDA-AS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7" table:number-columns-repeated="2"/>
          <table:table-cell table:style-name="ce3" table:number-columns-repeated="3"/>
          <table:table-cell table:style-name="ce8"/>
          <table:table-cell table:style-name="ce7" table:number-columns-repeated="2"/>
          <table:table-cell table:style-name="ce3" table:number-columns-repeated="13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6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style-name="ce7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7" table:number-columns-repeated="3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6"/>
          <table:table-cell table:style-name="ce7"/>
          <table:table-cell table:style-name="ce3" table:number-columns-repeated="2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S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umgebung für Datenübertragung mit einer Fernwartungslös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2"/>
          <table:table-cell table:style-name="ce7" table:number-columns-repeated="3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7"/>
          <table:table-cell table:style-name="ce3" table:number-columns-repeated="14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5"/>
          <table:table-cell table:style-name="ce7" table:number-columns-repeated="3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Überblick über APIs der Fernwartungsprogramme</text:p>
          </table:table-cell>
          <table:table-cell table:style-name="ce12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7"/>
          <table:table-cell table:style-name="ce7" table:number-columns-repeated="8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Datenübertragungen via verschiedene Fernwartungsprogramme (Annahme 4 Programme)</text:p>
          </table:table-cell>
          <table:table-cell table:style-name="ce12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3"/>
          <table:table-cell table:style-name="ce7" table:number-columns-repeated="2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npassungen des Fernwartungs-Clients vor Installation auf ISM</text:p>
          </table:table-cell>
          <table:table-cell table:style-name="ce12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9" office:value-type="string" calcext:value-type="string">
            <text:p>Datenübertragung via Webservice (dann siehe Themen unten)</text:p>
          </table:table-cell>
          <table:table-cell table:style-name="ce12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5"/>
          <table:table-cell table:style-name="ce7" table:number-columns-repeated="4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npassungen Datentypen und Schnittstellen aus ICAR-ASE</text:p>
          </table:table-cell>
          <table:table-cell table:style-name="ce12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6"/>
          <table:table-cell table:style-name="ce7" table:number-columns-repeated="7"/>
          <table:table-cell table:style-name="ce3" table:number-columns-repeated="2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Umsetzung und Test eines Webservice basierend auf angepasster Version von ICAR-ASE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2"/>
          <table:table-cell table:style-name="ce7" table:number-columns-repeated="3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Umsetzung für Client auf ISM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9" office:value-type="string" calcext:value-type="string">
            <text:p>Datenübertragung via Cloud-Speicher (dann siehe Themen unten)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3"/>
          <table:table-cell table:style-name="ce7" table:number-columns-repeated="2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Überblick über Cloud-Speicher Clients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5"/>
          <table:table-cell table:style-name="ce7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bklärung bezüglich zu übertragende Datenmengen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6"/>
          <table:table-cell table:style-name="ce7" table:number-columns-repeated="4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Testsystem für Datenübertragung per Cloud-Speicher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0"/>
          <table:table-cell table:style-name="ce7" table:number-columns-repeated="4"/>
          <table:table-cell table:style-name="ce3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blaufplanung für Datenübertragung mit Cloud-Speicher</text:p>
          </table:table-cell>
          <table:table-cell table:style-name="ce9"/>
          <table:table-cell table:style-name="ce2"/>
          <table:table-cell/>
        </table:table-row>
        <table:table-row table:style-name="ro1" table:number-rows-repeated="19">
          <table:table-cell table:style-name="ce2"/>
          <table:table-cell table:style-name="ce5" table:number-columns-repeated="26"/>
          <table:table-cell table:style-name="ce2" table:number-columns-repeated="3"/>
          <table:table-cell/>
        </table:table-row>
        <table:table-row table:style-name="ro1" table:number-rows-repeated="104852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50mm" style:num-format="1" style:print-orientation="landscape" fo:margin-top="11.32mm" fo:margin-bottom="10mm" fo:margin-left="10.11mm" fo:margin-right="7.9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10:57:57.3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2-02T11:20:18.716000000</dc:date>
    <meta:editing-duration>PT2H7M56S</meta:editing-duration>
    <meta:editing-cycles>25</meta:editing-cycles>
    <meta:generator>LibreOffice/5.0.4.2$Windows_x86 LibreOffice_project/2b9802c1994aa0b7dc6079e128979269cf95bc78</meta:generator>
    <meta:document-statistic meta:table-count="1" meta:cell-count="83" meta:object-count="0"/>
  </office:meta>
</office:document-meta>
</file>